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auto-grow-height="true" fo:min-height="16.25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style:font-name="Courier 10 Pitch1"/>
    </style:style>
    <style:style style:name="P3" style:family="paragraph">
      <style:text-properties fo:font-size="40pt" style:font-size-asian="40pt" style:font-size-complex="4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style:font-name="Courier 10 Pitch1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Hands-On</text:span></text:p>
            <text:p/>
            <text:p>Getting Started with Per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6.255cm" svg:x="1.4cm" svg:y="0.837cm" presentation:class="subtitle">
          <draw:text-box>
            <text:p text:style-name="P1">A Simple Perl Program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llo Worl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hebang line</text:p>
                <text:list>
                  <text:list-item>
                    <text:p><text:span text:style-name="T2">#!/path/to/perl</text:span></text:p>
                  </text:list-item>
                </text:list>
                <text:p/>
              </text:list-item>
              <text:list-item>
                <text:p>Pragmata and modules</text:p>
                <text:list>
                  <text:list-item>
                    <text:p><text:span text:style-name="T2">strict</text:span> and <text:span text:style-name="T2">warnings</text:span></text:p>
                  </text:list-item>
                </text:list>
                <text:p/>
              </text:list-item>
              <text:list-item>
                <text:p>The rest...</text:p>
                <text:list>
                  <text:list-item>
                    <text:p>Output the text “<text:span text:style-name="T2">Hello world!\n</text:span>” using <text:span text:style-name="T2">pr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llo World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#!/usr/bin/env perl</text:span></text:p>
                <text:p><text:span text:style-name="T2"/></text:p>
                <text:p><text:span text:style-name="T2">use strict;</text:span></text:p>
                <text:p><text:span text:style-name="T2">use warnings;</text:span></text:p>
                <text:p><text:span text:style-name="T2"/></text:p>
                <text:p><text:span text:style-name="T2">print “Hello world!\n”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ave it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~/perlclass/mytest</text:span></text:p>
                <text:p><text:span text:style-name="T2"/></text:p>
                <text:p><text:span text:style-name="T2"/></text:p>
                <text:p><text:span text:style-name="T2">$ chmod +x ~perlclass/mytest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voc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$ perl -c ~/perlclass/mytest</text:span></text:p>
                <text:p><text:span text:style-name="T2"/></text:p>
                <text:p><text:span text:style-name="T2">$ perl ~/perlclass/mytest</text:span></text:p>
                <text:p><text:span text:style-name="T2"/></text:p>
                <text:p><text:span text:style-name="T2">$ ~/perlclass/mytest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3">An important habit: Test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; 1, 2, 3...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#!/usr/bin/env perl</text:span></text:p>
                <text:p><text:span text:style-name="T2"/></text:p>
                <text:p><text:span text:style-name="T2">use strict;</text:span></text:p>
                <text:p><text:span text:style-name="T2">use warnings;</text:span></text:p>
                <text:p><text:span text:style-name="T2"/></text:p>
                <text:p><text:span text:style-name="T2">use Test::More;</text:span></text:p>
                <text:p><text:span text:style-name="T2">use Test::Output;</text:span></text:p>
                <text:p><text:span text:style-name="T2"/></text:p>
                <text:p><text:span text:style-name="T2">stdout_is {</text:span></text:p>
                <text:p><text:span text:style-name="T2"><text:s text:c="2"/></text:span><text:span text:style-name="T2">print "Hello world!"</text:span></text:p>
                <text:p><text:span text:style-name="T2">} "Hello world!", "Hello world output.";</text:span></text:p>
                <text:p><text:span text:style-name="T2"/></text:p>
                <text:p><text:span text:style-name="T2">done_testing(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 from CPA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$ cpan install Test::Output</text:span></text:p>
                <text:list>
                  <text:list-item>
                    <text:p>Accept defaults</text:p>
                    <text:p/>
                  </text:list-item>
                </text:list>
                <text:p><text:span text:style-name="T2">$ cpanm Test::Output</text:span></text:p>
                <text:list>
                  <text:list-item text:start-value="1">
                    <text:p>Simple, fast, FTW!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ven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 will heretofore assume whatever incantation of <text:span text:style-name="T2">#!/usr/bin/env perl</text:span> that works for your system.</text:p>
                <text:p/>
                <text:p/>
              </text:list-item>
              <text:list-item>
                <text:p>Unless otherwise noted, we will heretofore assume <text:span text:style-name="T2">use strict;</text:span> and <text:span text:style-name="T2">use warnings; </text:span><text:span text:style-name="T4">in every scrip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erl scripts are text.</text:p>
              </text:list-item>
              <text:list-item>
                <text:p>Shebang</text:p>
              </text:list-item>
              <text:list-item>
                <text:p>Strict and Warnings</text:p>
              </text:list-item>
              <text:list-item>
                <text:p>Execution</text:p>
              </text:list-item>
              <text:list-item>
                <text:p>CPAN Installations</text:p>
              </text:list-item>
              <text:list-item>
                <text:p>Te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Your tur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rite a Hello World script.</text:p>
              </text:list-item>
              <text:list-item>
                <text:p>Get it to run.</text:p>
              </text:list-item>
              <text:list-item>
                <text:p>Try testing it with Test::Outpu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::Output framework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2">use strict;</text:span></text:p>
                <text:p text:style-name="P2"><text:span text:style-name="T2">use warnings;</text:span></text:p>
                <text:p text:style-name="P2"><text:span text:style-name="T2"/></text:p>
                <text:p text:style-name="P2"><text:span text:style-name="T2">use Test::More;</text:span></text:p>
                <text:p text:style-name="P2"><text:span text:style-name="T2">use Test::Output;</text:span></text:p>
                <text:p text:style-name="P2"><text:span text:style-name="T2"/></text:p>
                <text:p text:style-name="P2"><text:span text:style-name="T2">stdout_is {</text:span></text:p>
                <text:p text:style-name="P2"><text:span text:style-name="T2"><text:s text:c="2"/></text:span></text:p>
                <text:p text:style-name="P2"><text:span text:style-name="T2"># Your super solution goes here.</text:span></text:p>
                <text:p text:style-name="P2"><text:span text:style-name="T2"/></text:p>
                <text:p text:style-name="P2"><text:span text:style-name="T2">} "Hello world!", </text:span></text:p>
                <text:p text:style-name="P2"><text:span text:style-name="T2">"Hello world output.";</text:span></text:p>
                <text:p text:style-name="P2"><text:span text:style-name="T2"/></text:p>
                <text:p text:style-name="P2"><text:span text:style-name="T2">done_testing()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30T15:28:17.908958391</meta:creation-date>
    <dc:date>2014-07-10T08:27:38.524439438</dc:date>
    <meta:editing-duration>PT6M31S</meta:editing-duration>
    <meta:editing-cycles>7</meta:editing-cycles>
    <meta:generator>LibreOffice/4.2.4.2$Linux_X86_64 LibreOffice_project/420m0$Build-2</meta:generator>
    <meta:document-statistic meta:object-count="70"/>
  </office:meta>
</office:document-meta>
</file>